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16" style:family="paragraph" style:parent-style-name="Text_20_body">
      <style:paragraph-properties fo:margin-left="1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Text_20_body">
      <style:paragraph-properties fo:margin-left="0in" fo:margin-right="0in" fo:text-align="justify" style:justify-single-word="false" fo:text-indent="0.5in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>
      <style:paragraph-properties fo:margin-left="0.9937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1.0016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>
      <style:paragraph-properties fo:margin-left="0.5in" fo:margin-right="0in" fo:text-align="justify" style:justify-single-word="false" fo:text-indent="0in" style:auto-text-indent="false"/>
    </style:style>
    <style:style style:name="P2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26" style:family="paragraph" style:parent-style-name="Heading_20_1">
      <style:text-properties fo:language="en" fo:country="US" style:font-name-asian="Times New Roman" style:font-name-complex="Times New Roman" style:language-complex="ar" style:country-complex="SA"/>
    </style:style>
    <style:style style:name="P27" style:family="paragraph" style:parent-style-name="Heading_20_1">
      <style:paragraph-properties fo:margin-left="0.5in" fo:margin-right="0in" fo:text-indent="-0.5in" style:auto-text-indent="false"/>
    </style:style>
    <style:style style:name="P2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34" style:family="paragraph" style:parent-style-name="Standard" style:list-style-name="L2">
      <style:paragraph-properties fo:text-align="justify" style:justify-single-word="false"/>
    </style:style>
    <style:style style:name="P35" style:family="paragraph" style:parent-style-name="Standard" style:master-page-name="Standard">
      <style:paragraph-properties style:page-number="auto"/>
      <style:text-properties style:font-name="Times New Roman" fo:font-size="24pt" fo:language="pt" fo:country="BR" style:font-size-asian="24pt" style:font-size-complex="2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size="12pt" fo:language="pt" fo:country="BR" style:font-size-asian="12pt" style:font-size-complex="12pt"/>
    </style:style>
    <style:style style:name="T9" style:family="text">
      <style:text-properties fo:font-size="12pt" fo:language="pt" fo:country="BR" fo:font-style="italic" style:font-size-asian="12pt" style:font-style-asian="italic" style:font-size-complex="12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Fonte_20_parág._20_padrão"><text:span text:style-name="T3"><text:tab/><text:tab/><text:tab/><text:tab/></text:span></text:span><text:span text:style-name="Fonte_20_parág._20_padrão"><text:span text:style-name="Fonte_20_parág._20_padrão"><text:span text:style-name="T3">Memória Virtual<text:line-break/> <text:tab/><text:tab/>Caso de Uso: ExcluirUsuario</text:span></text:span></text:span></text:p>
      <text:p text:style-name="P8"/>
      <text:h text:style-name="P27" text:outline-level="1">Breve Descrição</text:h>
      <text:p text:style-name="P9"><text:span text:style-name="Fonte_20_parág._20_padrão"><text:span text:style-name="T8"><text:s text:c="4"/>O Administrador ou Gerente do sistema deseja excluir um membro do sistema, tornando-o inativo. Para isso deve solicitar permissão a outro usuário que possua o mesmo nível de acesso que o Administrador ou Gerente. O usuário que faz a solicitação deve justificar o motivo da exclusão. Após isso, a exclusão é realizada, por meio de uma marcação de</text:span></text:span><text:span text:style-name="Fonte_20_parág._20_padrão"><text:span text:style-name="T9"> inativo</text:span></text:span><text:span text:style-name="Fonte_20_parág._20_padrão"><text:span text:style-name="T8"> no cadastro do usuário. </text:span></text:span></text:p>
      <text:h text:style-name="Heading_20_1" text:outline-level="1">Breve Descrição dos Atores</text:h>
      <text:p text:style-name="P7">- Gerente (da Instituição): Tem permissão para excluir revisores e catalogadores.</text:p>
      <text:p text:style-name="P7">- Administrador (do Sistema): Tem permissão para excluir gerentes, revisores e catalogadores.</text:p>
      <text:h text:style-name="P26" text:outline-level="1">Pré-condições</text:h>
      <text:p text:style-name="P7">- O Administrador/Gerente está logado no sistema.</text:p>
      <text:p text:style-name="P7"><text:s/>- O usuário a ser excluído deve estar cadastrado no sistema.</text:p>
      <text:h text:style-name="Heading_20_1" text:outline-level="1">Fluxo Básico de eventos</text:h>
      <text:list xml:id="list2156436474" text:style-name="WW8Num7">
        <text:list-item text:start-value="1">
          <text:p text:style-name="P29"><text:s/>O Administrador/Gerente seleciona a opção “Excluir Usuário”;</text:p>
        </text:list-item>
        <text:list-item>
          <text:p text:style-name="P29">O sistema exibe uma tela contendo:</text:p>
        </text:list-item>
      </text:list>
      <text:p text:style-name="P16">- campo para inserir “Nome” para buscar o usuári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Seção <text:span text:style-name="T10">Breve Descrição dos Atores</text:span>. Assim, o usuário tem a opção de terminar de escrever o nome desejado ou o selecionar na lista que foi apresentada;</text:p>
      <text:p text:style-name="P17">- opção para selecionar o “Prazo de Validade” do pedido de exclusão que pode ser de 1 a 30 dias (preenchimento obrigatório, caso essa opção esteja disponível no sistema);</text:p>
      <text:p text:style-name="P17">- opção “Confirmar” para confirmar nome e prazo de validade fornecidos;</text:p>
      <text:p text:style-name="P18"><text:span text:style-name="Fonte_20_parág._20_padrão"><text:span text:style-name="T9"><text:tab/>- </text:span></text:span><text:span text:style-name="Fonte_20_parág._20_padrão"><text:span text:style-name="T8">opção</text:span></text:span><text:span text:style-name="Fonte_20_parág._20_padrão"><text:span text:style-name="T9"> </text:span></text:span><text:span text:style-name="Fonte_20_parág._20_padrão"><text:span text:style-name="T8">“Cancelar” para sair da opção de exclusão;</text:span></text:span></text:p>
      <text:list xml:id="list1346663445" text:continue-numbering="true" text:style-name="WW8Num7">
        <text:list-item>
          <text:p text:style-name="P29"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29"><text:soft-page-break/>O sistema dá continuidade ao processo de exclusão exibindo uma tela contendo:</text:p>
        </text:list-item>
      </text:list>
      <text:p text:style-name="P21">- Nome do usuário solicitado;</text:p>
      <text:p text:style-name="P16">- Nível de Permissão no sistema (Gerente, Revisor ou Catalogador) do usuário a ser excluído;</text:p>
      <text:p text:style-name="P16">- Instituição a qual o usuário solicitado pertence;</text:p>
      <text:p text:style-name="P16">- campo editável para “Justificar” a exclusão, com no máximo 300 caracteres considerando espaços (preenchimento obrigatório);</text:p>
      <text:p text:style-name="P16">- o Prazo de Validade do pedido de exclusão;</text:p>
      <text:p text:style-name="P21">- opção “Excluir usuário” para confirmar o pedido de exclusão;</text:p>
      <text:p text:style-name="P21">- opção “Voltar” para voltar à tela de seleção do usuário a ser excluído;</text:p>
      <text:p text:style-name="P21">- opção “Cancelar” para sair da opção de exclusão;</text:p>
      <text:list xml:id="list1116365717" text:continue-numbering="true" text:style-name="WW8Num7">
        <text:list-item>
          <text:p text:style-name="P31"><text:span text:style-name="Fonte_20_parág._20_padrão"><text:span text:style-name="T8">O Administrador/Gerente preenche a justificativa de exclusão do usuário;</text:span></text:span></text:p>
        </text:list-item>
        <text:list-item>
          <text:p text:style-name="P31"><text:span text:style-name="Fonte_20_parág._20_padrão"><text:span text:style-name="T8">O Administrador/Gerente seleciona a opção “Excluir usuário”;</text:span></text:span></text:p>
        </text:list-item>
        <text:list-item>
          <text:p text:style-name="P31"><text:span text:style-name="Fonte_20_parág._20_padrão"><text:span text:style-name="T8">O sistema exibe:</text:span></text:span></text:p>
        </text:list-item>
      </text:list>
      <text:p text:style-name="P16">- uma 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16">- opção “Confirmar” para confirmar escolha do usuário que autorizará a exclusão e dar continuidade ao processo;</text:p>
      <text:p text:style-name="P19"><text:tab/>- opção “Cancelar” para sair da opção de exclusão;</text:p>
      <text:list xml:id="list1496971367" text:continue-numbering="true" text:style-name="WW8Num7">
        <text:list-item>
          <text:p text:style-name="P31"><text:span text:style-name="Fonte_20_parág._20_padrão"><text:span text:style-name="T8">O Administrador/Gerente escolhe na lista outro Administrador/Gerente para autorizar a operação;</text:span></text:span></text:p>
        </text:list-item>
        <text:list-item>
          <text:p text:style-name="P31"><text:span text:style-name="Fonte_20_parág._20_padrão"><text:span text:style-name="T8">O Administrador/Gerente seleciona a opção “Confirmar”;</text:span></text:span></text:p>
        </text:list-item>
        <text:list-item>
          <text:p text:style-name="P29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22">- o nome do usuário a ser excluído;</text:p>
      <text:p text:style-name="P22">- nível de permissão dele no sistema;</text:p>
      <text:p text:style-name="P22">- instituição a qual o usuário a ser excluído pertence;</text:p>
      <text:p text:style-name="P22">- justificativa da exclusão;</text:p>
      <text:p text:style-name="P22">- prazo de validade do pedido de exclusão;</text:p>
      <text:p text:style-name="P22">- opção “Confirmar Exclusão”;</text:p>
      <text:p text:style-name="P22"><text:soft-page-break/>- opção “Não Confirmar Exclusão”.</text:p>
      <text:list xml:id="list852514297" text:continue-numbering="true" text:style-name="WW8Num7">
        <text:list-item>
          <text:p text:style-name="P29"><text:s text:c="3"/>O Administrador/Gerente, que recebeu o e-mail, confirma a operação de exclusão;</text:p>
        </text:list-item>
        <text:list-item>
          <text:p text:style-name="P29"><text:s text:c="3"/>O sistema valida a operação de exclusão;</text:p>
        </text:list-item>
        <text:list-item>
          <text:p text:style-name="P29">O caso de uso termina.</text:p>
        </text:list-item>
      </text:list>
      <text:h text:style-name="Heading_20_1" text:outline-level="1">Fluxos Alternativos</text:h>
      <text:p text:style-name="P11">Fluxo Alternativo 1</text:p>
      <text:p text:style-name="P7">Se no passo 3 do fluxo básico o Administrador/Gerente tentar selecionar a opção “Confirmar” sem ter inserido ou selecionado nenhum nome na lista ou sem ter selecionado um prazo de validade para o convite, então respectivamente:</text:p>
      <text:p text:style-name="P7">1. <text:tab/>O sistema exibe a mensagem “Insira um Nome ou Parte do nome desejado e então o selecione na lista”;</text:p>
      <text:p text:style-name="P7">2.<text:tab/>O sistema exibe a mensagem “Selecione o prazo de validade do convite”;</text:p>
      <text:p text:style-name="P12"><text:tab/>2.<text:tab/>O sistema retorna ao passo 2.</text:p>
      <text:p text:style-name="P13">Fluxo Alternativo 2</text:p>
      <text:p text:style-name="P12"><text:tab/>Se no passo 3 do fluxo básico o nome inserido não for encontrado, então:</text:p>
      <text:p text:style-name="P20">1.<text:tab/>O sistema exibe a mensagem “Usuário não encontrado”;</text:p>
      <text:p text:style-name="P20">2.<text:tab/>O sistema retorna ao passo 2.</text:p>
      <text:p text:style-name="P13">Fluxo Alternativo 3</text:p>
      <text:p text:style-name="P7">Se no passo 4 do fluxo básico o Administrador/Gerente selecionar a opção “Voltar”, então:</text:p>
      <text:p text:style-name="P7">1.<text:tab/>O sistema deve assegurar que as informações que estão sendo exibidas (do usuário previamente selecionado) desapareçam antes de permitir que o campo de inserção de Nome para exclusão seja utilizado novamente;</text:p>
      <text:p text:style-name="P7">2.<text:tab/>O sistema só pode permitir a seleção de um novo usuário para exclusão quando a opção “Voltar” for selecionada, ou seja, o campo “Nome” deve ser não editável enquanto as informações de um usuário estiverem sendo exibidas e habilitado quando a condição 1 desse fluxo alternativo acontecer.</text:p>
      <text:p text:style-name="P7">3.<text:tab/>O sistema volta ao passo 2.</text:p>
      <text:p text:style-name="P20"/>
      <text:p text:style-name="P13">Fluxo Alternativo 4</text:p>
      <text:p text:style-name="P7">Se no passo 5 do fluxo básico o Administrador/Gerente não preencher o campo de justificativa, então:</text:p>
      <text:p text:style-name="P7">1. <text:tab/>O sistema exibe a mensagem “Preencha a justificativa para o pedido de exclusão”;</text:p>
      <text:p text:style-name="P7">2. <text:tab/>O sistema retorna ao passo 4.</text:p>
      <text:p text:style-name="P13"><text:soft-page-break/>Fluxo Alternativo 5</text:p>
      <text:p text:style-name="P9"><text:span text:style-name="Fonte_20_parág._20_padrão"><text:span text:style-name="T8">Se no passo 9 do fluxo básico o usuário não selecionou outro Administrador/Gerente para autorizar a operação, então:</text:span></text:span></text:p>
      <text:p text:style-name="P23"><text:span text:style-name="Fonte_20_parág._20_padrão"><text:span text:style-name="T8">1. <text:tab/>O sistema exibe a mensagem “É necessário selecionar um Administrador/Gerente para autorizar o pedido de exclusão”;</text:span></text:span></text:p>
      <text:p text:style-name="P24">2. <text:tab/>O sistema retorna ao passo 7.</text:p>
      <text:p text:style-name="P13">Fluxo Alternativo 6</text:p>
      <text:p text:style-name="P7">Se no passo 11 do fluxo básico o Administrador/Gerente não selecionar nenhuma opção (Confirmar ou Não), durante o prazo de validade do pedido de exclusão, então: </text:p>
      <text:p text:style-name="P12"><text:s text:c="17"/>1. O pedido de exclusão é eliminado do sistema;</text:p>
      <text:p text:style-name="P12"><text:s text:c="17"/>2. O caso de uso termina.</text:p>
      <text:p text:style-name="P13">Fluxo Alternativo 7</text:p>
      <text:p text:style-name="P25"><text:span text:style-name="Fonte_20_parág._20_padrão"><text:span text:style-name="T8"><text:tab/>Se no passo 11 do fluxo básico o Administrador/Gerente seleciona a opção “Confirmar <text:tab/>Exclusão”, fora do prazo de validade do pedido de exclusão, então: </text:span></text:span></text:p>
      <text:p text:style-name="P12"><text:tab/> <text:s text:c="2"/>1. O sistema exibe a mensagem “O Prazo de Confirmação Expirou”;</text:p>
      <text:p text:style-name="P12"><text:tab/> <text:s text:c="2"/>2. O caso de uso é encerrado;</text:p>
      <text:p text:style-name="P13">Fluxo Alternativo 8</text:p>
      <text:p text:style-name="P25"><text:span text:style-name="Fonte_20_parág._20_padrão"><text:span text:style-name="T8"><text:tab/>Se no passo 11 do fluxo básico o Administrador/Gerente seleciona a opção “Não Confirmar <text:tab/>Exclusão”, durante o prazo de validade do pedido de exclusão, então: </text:span></text:span></text:p>
      <text:p text:style-name="P12"><text:tab/> <text:s text:c="2"/>1. O usuário não é excluído do sistema;</text:p>
      <text:p text:style-name="P12"><text:tab/> <text:s text:c="2"/>2. O caso de uso é encerrado;</text:p>
      <text:p text:style-name="P14">Fluxo Alternativo 9</text:p>
      <text:p text:style-name="P7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">Fluxo Alternativo 10</text:p>
      <text:p text:style-name="P7">Se a qualquer momento o usuário selecionar a opção “Cancelar” </text:p>
      <text:p text:style-name="P7"><text:span text:style-name="T7">O sistema retorna à página inicial e</text:span><text:span text:style-name="T6"> </text:span>o caso de uso termina.</text:p>
      <text:h text:style-name="Heading_20_1" text:outline-level="1">Pós-condições</text:h>
      <text:list xml:id="list12293689382" text:style-name="L1">
        <text:list-item>
          <text:list>
            <text:list-item>
              <text:p text:style-name="P33">Fluxo Básico: O sistema coloca como Inativo o cadastro do usuário.</text:p>
            </text:list-item>
            <text:list-item>
              <text:p text:style-name="P33">Fluxo Alternativo 1: Não ocorre alteração na base de dados do sistema.</text:p>
            </text:list-item>
            <text:list-item>
              <text:p text:style-name="P33">Fluxo Alternativo 2: Não ocorre alteração na base de dados do sistema.</text:p>
            </text:list-item>
            <text:list-item>
              <text:p text:style-name="P33">Fluxo Alternativo 3: Não ocorre alteração na base de dados <text:s/>do sistema. </text:p>
            </text:list-item>
            <text:list-item>
              <text:p text:style-name="P33">Fluxo Alternativo 4: Não ocorre alteração na base de dados do sistema.</text:p>
            </text:list-item>
            <text:list-item>
              <text:p text:style-name="P33"><text:soft-page-break/>Fluxo Alternativo 5: Não ocorre alteração na base de dados do sistema.</text:p>
            </text:list-item>
            <text:list-item>
              <text:p text:style-name="P33">Fluxo Alternativo 6: O cadastro do usuário permanece como Ativo no sistema.</text:p>
            </text:list-item>
            <text:list-item>
              <text:p text:style-name="P33">Fluxo Alternativo 7: O cadastro do usuário permanece como Ativo no sistema.</text:p>
            </text:list-item>
            <text:list-item>
              <text:p text:style-name="P33">Fluxo Alternativo 8: O cadastro do usuário permanece como Ativo no sistema.</text:p>
            </text:list-item>
            <text:list-item>
              <text:p text:style-name="P33">Fluxo Alternativo 9: O cadastro do usuário é excluído do sistema.</text:p>
            </text:list-item>
            <text:list-item>
              <text:p text:style-name="P33">Fluxo Alternativo 10: O cadastro do usuário permanece como Ativo no sistema.</text:p>
            </text:list-item>
          </text:list>
        </text:list-item>
      </text:list>
      <text:p text:style-name="P15"/>
      <text:h text:style-name="Heading_20_1" text:outline-level="1">Requisitos especiais</text:h>
      <text:list xml:id="list15319975351" text:style-name="L2">
        <text:list-item>
          <text:p text:style-name="P32">Requisito de Auditoria: o sistema salva no banco de dados o administrador/gerente que excluiu o usuário e o administrador/gerente que autorizou a operação.</text:p>
        </text:list-item>
        <text:list-item>
          <text:p text:style-name="P32">Segurança: A url enviada no e-mail, para que a exclusão possa ser autorizada, deve ser segura e codificada.</text:p>
        </text:list-item>
        <text:list-item>
          <text:p text:style-name="P32">Performance e Segurança: O sistema deve fazer uma verificação diária buscando exclusões pendentes (fora do prazo de validade estipulado) para manter a integridade do sistema.</text:p>
        </text:list-item>
        <text:list-item>
          <text:p text:style-name="P30">Performance: A lista gerada no passo 2 deve ser similar a um combo box que é atualizado a cada letra inserida pelo usuário no campo Nome.</text:p>
        </text:list-item>
        <text:list-item>
          <text:p text:style-name="P34"><text:span text:style-name="T4">Segurança: Se o usuário logado no sistema não for um dos tipos existentes na </text:span><text:span text:style-name="T5">Breve Descrição dos Atores</text:span><text:span text:style-name="T4"> a opção “Excluir Usuário” não deve estar disponível.</text:span></text:p>
        </text:list-item>
      </text:list>
      <text:p text:style-name="P10"/>
      <text:p text:style-name="P4"/>
      <text:p text:style-name="Standard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6875in" style:rel-column-width="7406*"/>
    </style:style>
    <style:style style:name="Tabela2.B" style:family="table-column">
      <style:table-column-properties style:column-width="4.2014in" style:rel-column-width="45261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3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5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5</meta:editing-cycles>
    <meta:editing-duration>P1DT4H35M28S</meta:editing-duration>
    <meta:generator>LibreOffice/3.5$Linux_X86_64 LibreOffice_project/350m1$Build-2</meta:generator>
    <dc:date>2013-06-26T13:35:21</dc:date>
    <dc:creator>Thais </dc:creator>
    <meta:document-statistic meta:table-count="2" meta:image-count="1" meta:object-count="0" meta:page-count="5" meta:paragraph-count="110" meta:word-count="1433" meta:character-count="8630" meta:non-whitespace-character-count="7245"/>
  </office:meta>
</office:document-meta>
</file>